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View.RowView( Context context , AttributeSet att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View.RowView( Context context , AttributeSet attrs , int def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owView.set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View.RowView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wView.setSub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